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" officeooo:rsid="0008b179" officeooo:paragraph-rsid="0008b1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dasta Found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6:19:43.427899887</meta:creation-date>
    <dc:date>2017-08-29T16:20:16.843445858</dc:date>
    <meta:editing-duration>PT34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  <meta:generator>LibreOffice/5.3.1.2$Linux_X86_64 LibreOffice_project/30m0$Build-2</meta:generator>
  </office:meta>
</office:document-meta>
</file>